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arial" svg:font-family="arial, sans-serif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3">
      <style:paragraph-properties fo:margin-left="1.4772in" fo:margin-right="0in" fo:text-indent="0in" style:auto-text-indent="false"/>
    </style:style>
    <style:style style:name="P2" style:family="paragraph" style:parent-style-name="Text_20_body" style:list-style-name="L1">
      <style:paragraph-properties fo:margin-left="0.1563in" fo:margin-right="0in" fo:margin-top="0in" fo:margin-bottom="0in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3" style:family="paragraph" style:parent-style-name="Text_20_body" style:list-style-name="L1">
      <style:paragraph-properties fo:margin-left="0.1563in" fo:margin-right="0in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0">Elevator Talk</text:p>
      <text:list xml:id="list37316788" text:style-name="L1">
        <text:list-item>
          <text:p text:style-name="P2">Our <text:span text:style-name="T1">project name is RapidGraph</text:span>, which is a <text:span text:style-name="T1">web-based visual graph analyzer</text:span>, and being web-based, <text:span text:style-name="T1">all you need to use it is a web browser, so there's no confusing software to install.</text:span> (This is the focused, "catcher" line)</text:p>
        </text:list-item>
        <text:list-item>
          <text:p text:style-name="P2">Special effort has been made to make the <text:span text:style-name="T1">user interface intuitive and easy to use, which is in sharp contrast to existing visual graph analyzers</text:span>.</text:p>
        </text:list-item>
        <text:list-item>
          <text:p text:style-name="P2"><text:span text:style-name="T1">Robust plugin system</text:span> makes adding and <text:span text:style-name="T1">extending functionality easy</text:span> for programmers.</text:p>
        </text:list-item>
        <text:list-item>
          <text:p text:style-name="P2"><text:span text:style-name="T1">Written with standard languages and open-source technologies</text:span> so it <text:span text:style-name="T1">will run on virtually any computer system</text:span>.</text:p>
        </text:list-item>
        <text:list-item>
          <text:p text:style-name="P3"><text:span text:style-name="T1">If you're interested, I'd be more than happy to tell you more</text:span> (This is the "invite" line)</text:p>
        </text:list-item>
      </text:list>
      <text:p text:style-name="h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arial" svg:font-family="arial, sans-serif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25in" fo:text-indent="0in" style:auto-text-indent="false"/>
      <style:text-properties style:font-name="FreeSan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1" style:family="paragraph" style:parent-style-name="Standard" style:class="text">
      <style:paragraph-properties fo:margin-top="0.0598in" fo:margin-bottom="0in"/>
    </style:style>
    <style:style style:name="h2" style:family="paragraph" style:parent-style-name="Standard" style:class="text">
      <style:paragraph-properties fo:margin-left="0.4925in" fo:margin-right="0in" fo:margin-top="0.0598in" fo:margin-bottom="0.1201in" fo:text-indent="0in" style:auto-text-indent="false"/>
    </style:style>
    <style:style style:name="h3" style:family="paragraph" style:parent-style-name="Standard" style:class="text">
      <style:paragraph-properties fo:margin-left="0.9846in" fo:margin-right="0in" fo:margin-top="0in" fo:margin-bottom="0.1201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0" style:family="paragraph" style:parent-style-name="Standard" style:class="text">
      <style:paragraph-properties fo:margin-top="0in" fo:margin-bottom="0.1201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 McGuire-Dale</meta:initial-creator>
    <meta:creation-date>2009-11-25T21:07:13</meta:creation-date>
    <dc:date>2010-03-01T17:20:25.82</dc:date>
    <dc:creator>Rob McGuire-Dale</dc:creator>
    <meta:editing-duration>PT04H32M05S</meta:editing-duration>
    <meta:editing-cycles>15</meta:editing-cycles>
    <meta:generator>OpenOffice.org/3.2$Win32 OpenOffice.org_project/320m12$Build-9483</meta:generator>
    <meta:document-statistic meta:table-count="0" meta:image-count="0" meta:object-count="0" meta:page-count="1" meta:paragraph-count="6" meta:word-count="114" meta:character-count="664"/>
  </office:meta>
</office:document-meta>
</file>